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FreeSans" svg:font-family="Free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15%"/>
      <style:text-properties style:font-name="FreeSan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 style:vertical-align="auto" fo:margin-top="0.1666in" fo:margin-bottom="0.1666in"/>
      <style:text-properties fo:hyphenate="true"/>
    </style:style>
    <style:style style:name="T3" style:parent-style-name="Policepardéfaut" style:family="text">
      <style:text-properties style:font-name="FreeSans"/>
    </style:style>
    <style:style style:name="T4" style:parent-style-name="Policepardéfaut" style:family="text">
      <style:text-properties style:font-name="FreeSans" fo:background-color="#FFFF00"/>
    </style:style>
    <style:style style:name="P5" style:parent-style-name="Standard" style:family="paragraph">
      <style:paragraph-properties fo:text-align="justify" fo:line-height="115%"/>
    </style:style>
    <style:style style:name="T6" style:parent-style-name="Policepardéfaut" style:family="text">
      <style:text-properties style:font-name="FreeSans"/>
    </style:style>
    <style:style style:name="T7" style:parent-style-name="Policepardéfaut" style:family="text">
      <style:text-properties style:font-name="FreeSans" fo:background-color="#FFFF00"/>
    </style:style>
    <style:style style:name="T8" style:parent-style-name="Policepardéfaut" style:family="text">
      <style:text-properties style:font-name="FreeSans"/>
    </style:style>
    <style:style style:name="T9" style:parent-style-name="Policepardéfaut" style:family="text">
      <style:text-properties style:font-name="FreeSans" fo:background-color="#FFFF00"/>
    </style:style>
    <style:style style:name="T10" style:parent-style-name="Policepardéfaut" style:family="text">
      <style:text-properties style:font-name="FreeSans"/>
    </style:style>
    <style:style style:name="P11" style:parent-style-name="Standard" style:family="paragraph">
      <style:paragraph-properties fo:text-align="justify" fo:line-height="115%"/>
      <style:text-properties style:font-name="FreeSans"/>
    </style:style>
    <style:style style:name="P12" style:parent-style-name="Standard" style:family="paragraph">
      <style:paragraph-properties fo:text-align="justify" fo:line-height="115%"/>
      <style:text-properties style:font-name="FreeSans"/>
    </style:style>
    <style:style style:name="P13" style:parent-style-name="Standard" style:family="paragraph">
      <style:paragraph-properties fo:text-align="justify" fo:line-height="115%"/>
      <style:text-properties style:font-name="FreeSans"/>
    </style:style>
    <style:style style:name="P14" style:parent-style-name="Standard" style:family="paragraph">
      <style:paragraph-properties fo:text-align="justify" fo:line-height="115%"/>
      <style:text-properties style:font-name="FreeSans"/>
    </style:style>
    <style:style style:name="P15" style:parent-style-name="Standard" style:family="paragraph">
      <style:paragraph-properties fo:text-align="justify" fo:line-height="115%"/>
    </style:style>
    <style:style style:name="T16" style:parent-style-name="Policepardéfaut" style:family="text">
      <style:text-properties style:font-name="FreeSan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 fo:line-height="115%"/>
      <style:text-properties style:font-name="FreeSan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justify" fo:line-height="115%"/>
      <style:text-properties style:font-name="FreeSans"/>
    </style:style>
    <style:style style:name="P19" style:parent-style-name="Standard" style:family="paragraph">
      <style:paragraph-properties fo:text-align="justify" fo:line-height="115%"/>
      <style:text-properties style:font-name="FreeSans"/>
    </style:style>
    <style:style style:name="P20" style:parent-style-name="Standard" style:family="paragraph">
      <style:paragraph-properties fo:text-align="justify" fo:line-height="115%"/>
      <style:text-properties style:font-name="FreeSans"/>
    </style:style>
    <style:style style:name="P21" style:parent-style-name="Standard" style:family="paragraph">
      <style:paragraph-properties fo:text-align="justify" fo:line-height="115%"/>
      <style:text-properties style:font-name="FreeSans"/>
    </style:style>
    <style:style style:name="P22" style:parent-style-name="Standard" style:family="paragraph">
      <style:paragraph-properties fo:text-align="justify" fo:line-height="115%"/>
      <style:text-properties style:font-name="FreeSans"/>
    </style:style>
    <style:style style:name="P23" style:parent-style-name="Standard" style:family="paragraph">
      <style:paragraph-properties fo:text-align="justify" fo:line-height="115%"/>
      <style:text-properties style:font-name="FreeSans"/>
    </style:style>
    <style:style style:name="P24" style:parent-style-name="Standard" style:family="paragraph">
      <style:paragraph-properties fo:text-align="justify" fo:line-height="115%" fo:margin-left="0.4923in">
        <style:tab-stops/>
      </style:paragraph-properties>
      <style:text-properties style:font-name="FreeSans" fo:background-color="#FFFF00"/>
    </style:style>
    <style:style style:name="P25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26" style:parent-style-name="Policepardéfaut" style:family="text">
      <style:text-properties style:font-name="FreeSans" fo:background-color="#FFFF00"/>
    </style:style>
    <style:style style:name="P27" style:parent-style-name="Standard" style:family="paragraph">
      <style:paragraph-properties fo:text-align="justify" fo:line-height="115%"/>
      <style:text-properties style:font-name="FreeSans"/>
    </style:style>
    <style:style style:name="P28" style:parent-style-name="Standard" style:family="paragraph">
      <style:paragraph-properties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29" style:parent-style-name="Standard" style:family="paragraph">
      <style:paragraph-properties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30" style:parent-style-name="Standard" style:family="paragraph">
      <style:paragraph-properties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31" style:parent-style-name="Standard" style:family="paragraph">
      <style:paragraph-properties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32" style:parent-style-name="Standard" style:family="paragraph">
      <style:paragraph-properties fo:line-height="115%"/>
      <style:text-properties style:font-name="FreeSans" fo:background-color="#FFFF00"/>
    </style:style>
    <style:style style:name="P33" style:parent-style-name="Standard" style:family="paragraph">
      <style:paragraph-properties fo:line-height="115%"/>
      <style:text-properties style:font-name="FreeSans" fo:background-color="#FFFF00"/>
    </style:style>
    <style:style style:name="P34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35" style:parent-style-name="Standard" style:family="paragraph">
      <style:paragraph-properties fo:line-height="115%"/>
      <style:text-properties style:font-name="FreeSans" fo:background-color="#FFFF00"/>
    </style:style>
    <style:style style:name="P36" style:parent-style-name="Standard" style:family="paragraph">
      <style:paragraph-properties fo:line-height="115%"/>
    </style:style>
    <style:style style:name="T37" style:parent-style-name="DefaultParagraphFont" style:family="text">
      <style:text-properties style:font-name="FreeSans" fo:background-color="#FFFF00"/>
    </style:style>
    <style:style style:name="T38" style:parent-style-name="DefaultParagraphFont" style:family="text">
      <style:text-properties style:font-name="FreeSans" fo:background-color="#FFFF00"/>
    </style:style>
    <style:style style:name="P39" style:parent-style-name="Standard" style:family="paragraph">
      <style:paragraph-properties fo:text-align="justify" fo:line-height="115%"/>
      <style:text-properties style:font-name="FreeSans"/>
    </style:style>
    <style:style style:name="P40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41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42" style:parent-style-name="Standard" style:family="paragraph">
      <style:paragraph-properties fo:text-align="justify" fo:line-height="115%"/>
    </style:style>
    <style:style style:name="T43" style:parent-style-name="Policepardéfaut" style:family="text">
      <style:text-properties style:font-name="FreeSans" fo:background-color="#FFFF00"/>
    </style:style>
    <style:style style:name="P44" style:parent-style-name="Standard" style:family="paragraph">
      <style:paragraph-properties fo:text-align="justify" fo:line-height="115%"/>
      <style:text-properties style:font-name="FreeSans"/>
    </style:style>
    <style:style style:name="P45" style:parent-style-name="Standard" style:family="paragraph">
      <style:paragraph-properties fo:text-align="justify" fo:line-height="115%"/>
      <style:text-properties style:font-name="FreeSans"/>
    </style:style>
    <style:style style:name="P46" style:parent-style-name="Standard" style:family="paragraph">
      <style:paragraph-properties fo:text-align="justify" fo:line-height="115%"/>
      <style:text-properties style:font-name="FreeSans"/>
    </style:style>
    <style:style style:name="P47" style:parent-style-name="Standard" style:family="paragraph">
      <style:paragraph-properties fo:text-align="justify" fo:line-height="115%"/>
      <style:text-properties style:font-name="FreeSans"/>
    </style:style>
    <style:style style:name="P48" style:parent-style-name="Standard" style:family="paragraph">
      <style:paragraph-properties fo:text-align="justify" fo:line-height="115%"/>
      <style:text-properties style:font-name="FreeSans"/>
    </style:style>
    <style:style style:name="P49" style:parent-style-name="Standard" style:family="paragraph">
      <style:paragraph-properties fo:text-align="justify" fo:line-height="115%"/>
      <style:text-properties style:font-name="FreeSans"/>
    </style:style>
    <style:style style:name="P50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51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52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53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54" style:parent-style-name="Policepardéfaut" style:family="text">
      <style:text-properties style:font-name="FreeSans" fo:background-color="#FFFF00"/>
    </style:style>
    <style:style style:name="P55" style:parent-style-name="Standard" style:family="paragraph">
      <style:paragraph-properties fo:text-align="justify" fo:line-height="115%"/>
      <style:text-properties style:font-name="FreeSans"/>
    </style:style>
    <style:style style:name="P56" style:parent-style-name="Standard" style:family="paragraph">
      <style:paragraph-properties fo:text-align="justify" fo:line-height="115%"/>
      <style:text-properties style:font-name="FreeSans"/>
    </style:style>
    <style:style style:name="P57" style:parent-style-name="Standard" style:family="paragraph">
      <style:paragraph-properties fo:text-align="justify" fo:line-height="115%"/>
      <style:text-properties style:font-name="FreeSans"/>
    </style:style>
    <style:style style:name="P58" style:parent-style-name="Standard" style:family="paragraph">
      <style:paragraph-properties fo:text-align="justify" fo:line-height="115%"/>
      <style:text-properties style:font-name="FreeSans"/>
    </style:style>
    <style:style style:name="P59" style:parent-style-name="Standard" style:family="paragraph">
      <style:paragraph-properties fo:text-align="justify" fo:line-height="115%"/>
      <style:text-properties style:font-name="FreeSans"/>
    </style:style>
    <style:style style:name="P60" style:parent-style-name="Standard" style:family="paragraph">
      <style:paragraph-properties fo:text-align="justify" fo:line-height="115%"/>
      <style:text-properties style:font-name="FreeSans"/>
    </style:style>
    <style:style style:name="P61" style:parent-style-name="Standard" style:family="paragraph">
      <style:paragraph-properties fo:text-align="justify" fo:line-height="115%"/>
      <style:text-properties style:font-name="FreeSans"/>
    </style:style>
    <style:style style:name="P62" style:parent-style-name="Standard" style:family="paragraph">
      <style:paragraph-properties fo:text-align="justify" fo:line-height="115%"/>
      <style:text-properties style:font-name="FreeSans"/>
    </style:style>
    <style:style style:name="P63" style:parent-style-name="Standard" style:family="paragraph">
      <style:paragraph-properties fo:text-align="justify" fo:line-height="115%"/>
      <style:text-properties style:font-name="FreeSans"/>
    </style:style>
    <style:style style:name="P64" style:parent-style-name="Standard" style:family="paragraph">
      <style:paragraph-properties fo:text-align="justify" fo:line-height="115%"/>
      <style:text-properties style:font-name="FreeSans"/>
    </style:style>
    <style:style style:name="P65" style:parent-style-name="Standard" style:family="paragraph">
      <style:paragraph-properties fo:text-align="justify" fo:line-height="115%"/>
      <style:text-properties style:font-name="FreeSans"/>
    </style:style>
    <style:style style:name="P66" style:parent-style-name="Standard" style:family="paragraph">
      <style:paragraph-properties fo:text-align="justify" fo:line-height="115%"/>
      <style:text-properties style:font-name="FreeSans"/>
    </style:style>
    <style:style style:name="P67" style:parent-style-name="Standard" style:family="paragraph">
      <style:paragraph-properties fo:text-align="justify" fo:line-height="115%"/>
      <style:text-properties style:font-name="FreeSans"/>
    </style:style>
    <style:style style:name="P68" style:parent-style-name="Standard" style:family="paragraph">
      <style:paragraph-properties fo:text-align="justify" fo:line-height="115%" fo:margin-left="0.4923in">
        <style:tab-stops/>
      </style:paragraph-properties>
      <style:text-properties style:font-name="FreeSans" fo:background-color="#FFFF00"/>
    </style:style>
    <style:style style:name="P69" style:parent-style-name="Standard" style:family="paragraph">
      <style:paragraph-properties fo:text-align="justify" fo:line-height="115%" fo:text-indent="0.4923in"/>
    </style:style>
    <style:style style:name="T70" style:parent-style-name="DefaultParagraphFont" style:family="text">
      <style:text-properties style:font-name="FreeSans" fo:background-color="#FFFF00"/>
    </style:style>
    <style:style style:name="P71" style:parent-style-name="Standard" style:family="paragraph">
      <style:paragraph-properties fo:text-align="justify" fo:line-height="115%"/>
      <style:text-properties style:font-name="FreeSans"/>
    </style:style>
    <style:style style:name="P72" style:parent-style-name="Standard" style:family="paragraph">
      <style:paragraph-properties fo:line-height="115%"/>
      <style:text-properties style:font-name="FreeSans"/>
    </style:style>
    <style:style style:name="P73" style:parent-style-name="Standard" style:family="paragraph">
      <style:paragraph-properties fo:line-height="115%"/>
      <style:text-properties style:font-name="FreeSans"/>
    </style:style>
    <style:style style:name="P74" style:parent-style-name="Standard" style:family="paragraph">
      <style:paragraph-properties fo:text-align="justify" fo:line-height="115%"/>
      <style:text-properties style:font-name="FreeSans"/>
    </style:style>
    <style:style style:name="P75" style:parent-style-name="Standard" style:family="paragraph">
      <style:paragraph-properties fo:line-height="115%"/>
      <style:text-properties style:font-name="FreeSans"/>
    </style:style>
    <style:style style:name="P76" style:parent-style-name="Standard" style:family="paragraph">
      <style:paragraph-properties fo:line-height="115%"/>
      <style:text-properties style:font-name="FreeSans"/>
    </style:style>
    <style:style style:name="P77" style:parent-style-name="Standard" style:family="paragraph">
      <style:paragraph-properties fo:text-align="justify" fo:line-height="115%"/>
      <style:text-properties style:font-name="FreeSans"/>
    </style:style>
    <style:style style:name="P78" style:parent-style-name="Standard" style:family="paragraph">
      <style:paragraph-properties fo:text-align="justify" fo:line-height="115%"/>
      <style:text-properties style:font-name="FreeSans" fo:font-weight="bold" style:font-weight-asian="bold" style:font-weight-complex="bold"/>
    </style:style>
    <style:style style:name="P79" style:parent-style-name="Standard" style:family="paragraph">
      <style:paragraph-properties fo:text-align="justify" fo:line-height="115%"/>
      <style:text-properties style:font-name="FreeSans" fo:font-weight="bold" style:font-weight-asian="bold" style:font-weight-complex="bold"/>
    </style:style>
    <style:style style:name="P80" style:parent-style-name="Standard" style:family="paragraph">
      <style:paragraph-properties fo:text-align="justify" fo:line-height="115%"/>
      <style:text-properties style:font-name="FreeSans" fo:font-weight="bold" style:font-weight-asian="bold" style:font-weight-complex="bold"/>
    </style:style>
    <style:style style:name="P81" style:parent-style-name="Standard" style:family="paragraph">
      <style:paragraph-properties fo:text-align="justify" fo:line-height="115%"/>
    </style:style>
    <style:style style:name="T82" style:parent-style-name="Policepardéfaut" style:family="text">
      <style:text-properties style:font-name="FreeSans" style:text-line-through-style="solid" style:text-line-through-width="auto" style:text-line-through-color="font-color" style:text-line-through-mode="continuous" style:text-line-through-type="single" fo:color="#EE0000" fo:background-color="#FFFF00"/>
    </style:style>
    <style:style style:name="P83" style:parent-style-name="Standard" style:family="paragraph">
      <style:paragraph-properties fo:text-align="justify" fo:line-height="115%"/>
      <style:text-properties style:font-name="FreeSans" fo:color="#EE0000"/>
    </style:style>
    <style:style style:name="P84" style:parent-style-name="Standard" style:family="paragraph">
      <style:paragraph-properties fo:text-align="justify" fo:line-height="115%"/>
      <style:text-properties style:font-name="FreeSans"/>
    </style:style>
    <style:style style:name="P85" style:parent-style-name="Standard" style:family="paragraph">
      <style:paragraph-properties fo:text-align="justify" fo:line-height="115%"/>
    </style:style>
    <style:style style:name="T86" style:parent-style-name="Policepardéfaut" style:family="text">
      <style:text-properties style:font-name="FreeSan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justify" fo:line-height="115%"/>
      <style:text-properties style:font-name="FreeSans"/>
    </style:style>
    <style:style style:name="P88" style:parent-style-name="Standard" style:family="paragraph">
      <style:paragraph-properties fo:text-align="justify" fo:line-height="115%"/>
      <style:text-properties style:font-name="FreeSans"/>
    </style:style>
    <style:style style:name="P89" style:parent-style-name="Standard" style:family="paragraph">
      <style:paragraph-properties fo:text-align="justify" fo:line-height="115%"/>
      <style:text-properties style:font-name="FreeSans"/>
    </style:style>
    <style:style style:name="P90" style:parent-style-name="Standard" style:family="paragraph">
      <style:paragraph-properties fo:text-align="justify" fo:line-height="115%"/>
      <style:text-properties style:font-name="FreeSans"/>
    </style:style>
    <style:style style:name="P91" style:parent-style-name="Standard" style:family="paragraph">
      <style:paragraph-properties fo:text-align="justify" fo:line-height="115%"/>
      <style:text-properties style:font-name="FreeSans"/>
    </style:style>
    <style:style style:name="P92" style:parent-style-name="Standard" style:family="paragraph">
      <style:paragraph-properties fo:text-align="justify" fo:line-height="115%"/>
      <style:text-properties style:font-name="FreeSans"/>
    </style:style>
    <style:style style:name="P93" style:parent-style-name="Standard" style:family="paragraph">
      <style:paragraph-properties fo:text-align="justify" fo:line-height="115%"/>
      <style:text-properties style:font-name="FreeSans"/>
    </style:style>
    <style:style style:name="P94" style:parent-style-name="Standard" style:family="paragraph">
      <style:paragraph-properties fo:text-align="justify" fo:line-height="115%"/>
      <style:text-properties style:font-name="FreeSans"/>
    </style:style>
    <style:style style:name="P95" style:parent-style-name="Standard" style:family="paragraph">
      <style:paragraph-properties fo:text-align="justify" fo:line-height="115%" fo:margin-left="0.4923in">
        <style:tab-stops/>
      </style:paragraph-properties>
      <style:text-properties style:font-name="FreeSans" fo:background-color="#FFFF00"/>
    </style:style>
    <style:style style:name="P96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97" style:parent-style-name="Policepardéfaut" style:family="text">
      <style:text-properties style:font-name="FreeSans" fo:background-color="#FFFF00"/>
    </style:style>
    <style:style style:name="P98" style:parent-style-name="Standard" style:family="paragraph">
      <style:paragraph-properties fo:text-align="justify" fo:line-height="115%"/>
      <style:text-properties style:font-name="FreeSans"/>
    </style:style>
    <style:style style:name="P99" style:parent-style-name="Standard" style:family="paragraph">
      <style:paragraph-properties fo:text-align="justify"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100" style:parent-style-name="Standard" style:family="paragraph">
      <style:paragraph-properties fo:text-align="justify"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101" style:parent-style-name="Standard" style:family="paragraph">
      <style:paragraph-properties fo:text-align="justify"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102" style:parent-style-name="Standard" style:family="paragraph">
      <style:paragraph-properties fo:text-align="justify" fo:line-height="115%"/>
      <style:text-properties style:font-name="FreeSans" style:text-line-through-style="solid" style:text-line-through-width="auto" style:text-line-through-color="font-color" style:text-line-through-mode="continuous" style:text-line-through-type="single"/>
    </style:style>
    <style:style style:name="P103" style:parent-style-name="Standard" style:family="paragraph">
      <style:paragraph-properties fo:text-align="justify" fo:line-height="115%"/>
      <style:text-properties style:font-name="FreeSans"/>
    </style:style>
    <style:style style:name="P104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05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06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07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08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09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10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11" style:parent-style-name="Standard" style:family="paragraph">
      <style:paragraph-properties fo:text-align="justify" fo:line-height="115%"/>
    </style:style>
    <style:style style:name="T112" style:parent-style-name="DefaultParagraphFont" style:family="text">
      <style:text-properties style:font-name="FreeSans" fo:background-color="#FFFF00"/>
    </style:style>
    <style:style style:name="P113" style:parent-style-name="Standard" style:family="paragraph">
      <style:paragraph-properties fo:text-align="justify" fo:line-height="115%"/>
      <style:text-properties style:font-name="FreeSans"/>
    </style:style>
    <style:style style:name="P114" style:parent-style-name="Standard" style:family="paragraph">
      <style:paragraph-properties fo:text-align="justify" fo:line-height="115%"/>
    </style:style>
    <style:style style:name="T115" style:parent-style-name="DefaultParagraphFont" style:family="text">
      <style:text-properties style:font-name="FreeSans" fo:background-color="#FFFF00"/>
    </style:style>
    <style:style style:name="P116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17" style:parent-style-name="Standard" style:family="paragraph">
      <style:paragraph-properties fo:text-align="justify" fo:line-height="115%"/>
    </style:style>
    <style:style style:name="T118" style:parent-style-name="Policepardéfaut" style:family="text">
      <style:text-properties style:font-name="FreeSans" fo:background-color="#FFFF00"/>
    </style:style>
    <style:style style:name="P119" style:parent-style-name="Standard" style:family="paragraph">
      <style:paragraph-properties fo:text-align="justify" fo:line-height="115%"/>
    </style:style>
    <style:style style:name="T120" style:parent-style-name="Policepardéfaut" style:family="text">
      <style:text-properties style:font-name="FreeSans" fo:background-color="#FFFF00"/>
    </style:style>
    <style:style style:name="P121" style:parent-style-name="Standard" style:family="paragraph">
      <style:paragraph-properties fo:text-align="justify" fo:line-height="115%"/>
    </style:style>
    <style:style style:name="P122" style:parent-style-name="Standard" style:family="paragraph">
      <style:paragraph-properties fo:text-align="justify" fo:line-height="115%"/>
      <style:text-properties style:font-name="FreeSans"/>
    </style:style>
    <style:style style:name="P123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24" style:parent-style-name="Standard" style:family="paragraph">
      <style:paragraph-properties fo:text-align="justify" fo:line-height="115%"/>
    </style:style>
    <style:style style:name="T125" style:parent-style-name="DefaultParagraphFont" style:family="text">
      <style:text-properties style:font-name="FreeSans" fo:background-color="#FFFF00"/>
    </style:style>
    <style:style style:name="P126" style:parent-style-name="Standard" style:family="paragraph">
      <style:paragraph-properties fo:text-align="justify" fo:line-height="115%"/>
    </style:style>
    <style:style style:name="T127" style:parent-style-name="DefaultParagraphFont" style:family="text">
      <style:text-properties style:font-name="FreeSans" fo:background-color="#FFFF00"/>
    </style:style>
    <style:style style:name="P128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129" style:parent-style-name="Policepardéfaut" style:family="text">
      <style:text-properties style:font-name="FreeSans" fo:background-color="#FFFF00"/>
    </style:style>
    <style:style style:name="T130" style:parent-style-name="DefaultParagraphFont" style:family="text">
      <style:text-properties style:font-name="FreeSans" fo:background-color="#FFFF00"/>
    </style:style>
    <style:style style:name="T131" style:parent-style-name="Policepardéfaut" style:family="text">
      <style:text-properties style:font-name="FreeSans" fo:background-color="#FFFF00"/>
    </style:style>
    <style:style style:name="T132" style:parent-style-name="DefaultParagraphFont" style:family="text">
      <style:text-properties style:font-name="FreeSans" fo:background-color="#FFFF00"/>
    </style:style>
    <style:style style:name="T133" style:parent-style-name="Policepardéfaut" style:family="text">
      <style:text-properties style:font-name="FreeSans" fo:background-color="#FFFF00"/>
    </style:style>
    <style:style style:name="P134" style:parent-style-name="Standard" style:family="paragraph">
      <style:paragraph-properties fo:text-align="justify" fo:line-height="115%"/>
    </style:style>
    <style:style style:name="T135" style:parent-style-name="DefaultParagraphFont" style:family="text">
      <style:text-properties style:font-name="FreeSans" fo:background-color="#FFFF00"/>
    </style:style>
    <style:style style:name="P136" style:parent-style-name="Standard" style:family="paragraph">
      <style:paragraph-properties fo:text-align="justify" fo:line-height="115%"/>
    </style:style>
    <style:style style:name="T137" style:parent-style-name="DefaultParagraphFont" style:family="text">
      <style:text-properties style:font-name="FreeSans" fo:background-color="#FFFF00"/>
    </style:style>
    <style:style style:name="P138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139" style:parent-style-name="Policepardéfaut" style:family="text">
      <style:text-properties style:font-name="FreeSans" fo:background-color="#FFFF00"/>
    </style:style>
    <style:style style:name="T140" style:parent-style-name="DefaultParagraphFont" style:family="text">
      <style:text-properties style:font-name="FreeSans" fo:background-color="#FFFF00"/>
    </style:style>
    <style:style style:name="T141" style:parent-style-name="Policepardéfaut" style:family="text">
      <style:text-properties style:font-name="FreeSans" fo:background-color="#FFFF00"/>
    </style:style>
    <style:style style:name="T142" style:parent-style-name="DefaultParagraphFont" style:family="text">
      <style:text-properties style:font-name="FreeSans" fo:background-color="#FFFF00"/>
    </style:style>
    <style:style style:name="T143" style:parent-style-name="Policepardéfaut" style:family="text">
      <style:text-properties style:font-name="FreeSans" fo:background-color="#FFFF00"/>
    </style:style>
    <style:style style:name="P144" style:parent-style-name="Standard" style:family="paragraph">
      <style:paragraph-properties fo:text-align="justify" fo:line-height="115%"/>
      <style:text-properties style:font-name="FreeSans"/>
    </style:style>
    <style:style style:name="P145" style:parent-style-name="Standard" style:family="paragraph">
      <style:paragraph-properties fo:text-align="justify" fo:line-height="115%"/>
      <style:text-properties style:font-name="FreeSans"/>
    </style:style>
    <style:style style:name="P146" style:parent-style-name="Standard" style:family="paragraph">
      <style:paragraph-properties fo:text-align="justify" fo:line-height="115%"/>
      <style:text-properties style:font-name="FreeSans" fo:color="#FFA6A6"/>
    </style:style>
    <style:style style:name="P147" style:parent-style-name="Standard" style:family="paragraph">
      <style:paragraph-properties fo:text-align="justify" fo:line-height="115%"/>
      <style:text-properties style:font-name="FreeSans" fo:color="#FFA6A6"/>
    </style:style>
    <style:style style:name="P148" style:parent-style-name="Standard" style:family="paragraph">
      <style:paragraph-properties fo:text-align="justify" fo:line-height="115%"/>
      <style:text-properties style:font-name="FreeSans" fo:color="#FFA6A6"/>
    </style:style>
    <style:style style:name="P149" style:parent-style-name="Standard" style:family="paragraph">
      <style:paragraph-properties fo:text-align="justify" fo:line-height="115%"/>
      <style:text-properties style:font-name="FreeSans"/>
    </style:style>
    <style:style style:name="P150" style:parent-style-name="Standard" style:family="paragraph">
      <style:paragraph-properties fo:text-align="justify" fo:line-height="115%"/>
      <style:text-properties style:font-name="FreeSans"/>
    </style:style>
    <style:style style:name="P151" style:parent-style-name="Standard" style:family="paragraph">
      <style:paragraph-properties fo:text-align="justify" fo:line-height="115%"/>
      <style:text-properties style:font-name="FreeSans"/>
    </style:style>
    <style:style style:name="P152" style:parent-style-name="Standard" style:family="paragraph">
      <style:paragraph-properties fo:text-align="justify" fo:line-height="115%"/>
      <style:text-properties style:font-name="FreeSans"/>
    </style:style>
    <style:style style:name="P153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54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55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56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57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58" style:parent-style-name="Standard" style:family="paragraph">
      <style:paragraph-properties fo:text-align="justify" fo:line-height="115%"/>
      <style:text-properties style:font-name="FreeSans" fo:background-color="#FFFF00"/>
    </style:style>
    <style:style style:name="P159" style:parent-style-name="Standard" style:family="paragraph">
      <style:paragraph-properties fo:text-align="justify" fo:line-height="115%" fo:margin-left="0.4923in">
        <style:tab-stops/>
      </style:paragraph-properties>
      <style:text-properties style:font-name="FreeSans" fo:background-color="#FFFF00"/>
    </style:style>
    <style:style style:name="P160" style:parent-style-name="Standard" style:family="paragraph">
      <style:paragraph-properties fo:text-align="justify" fo:line-height="115%" fo:text-indent="0.4923in"/>
    </style:style>
    <style:style style:name="T161" style:parent-style-name="Policepardéfaut" style:family="text">
      <style:text-properties style:font-name="FreeSans" fo:background-color="#FFFF00"/>
    </style:style>
    <style:style style:name="P162" style:parent-style-name="Standard" style:family="paragraph">
      <style:paragraph-properties fo:text-align="justify" fo:line-height="115%"/>
      <style:text-properties style:font-name="FreeSans"/>
    </style:style>
    <style:style style:name="P163" style:parent-style-name="Standard" style:family="paragraph">
      <style:paragraph-properties fo:text-align="justify" fo:line-height="115%"/>
      <style:text-properties style:font-name="FreeSans"/>
    </style:style>
    <style:style style:name="P164" style:parent-style-name="Standard" style:family="paragraph">
      <style:paragraph-properties fo:text-align="justify" fo:line-height="115%"/>
      <style:text-properties style:font-name="FreeSans"/>
    </style:style>
    <style:style style:name="P165" style:parent-style-name="Standard" style:family="paragraph">
      <style:paragraph-properties fo:text-align="justify" fo:line-height="115%"/>
      <style:text-properties style:font-name="FreeSans"/>
    </style:style>
    <style:style style:name="P166" style:parent-style-name="Standard" style:family="paragraph">
      <style:paragraph-properties fo:text-align="justify" fo:line-height="115%"/>
      <style:text-properties style:font-name="FreeSans"/>
    </style:style>
    <style:style style:name="P167" style:parent-style-name="Standard" style:family="paragraph">
      <style:paragraph-properties fo:text-align="justify" fo:line-height="115%"/>
      <style:text-properties style:font-name="FreeSans"/>
    </style:style>
    <style:style style:name="P168" style:parent-style-name="Standard" style:family="paragraph">
      <style:paragraph-properties fo:text-align="justify" fo:line-height="115%"/>
      <style:text-properties style:font-name="FreeSans"/>
    </style:style>
    <style:style style:name="P169" style:parent-style-name="Standard" style:family="paragraph">
      <style:paragraph-properties fo:text-align="justify" fo:line-height="115%"/>
      <style:text-properties style:font-name="FreeSans"/>
    </style:style>
    <style:style style:name="P170" style:parent-style-name="Standard" style:family="paragraph">
      <style:paragraph-properties fo:text-align="justify" fo:line-height="115%"/>
      <style:text-properties style:font-name="FreeSans"/>
    </style:style>
    <style:style style:name="P171" style:parent-style-name="Standard" style:family="paragraph">
      <style:paragraph-properties fo:text-align="justify" fo:line-height="115%"/>
      <style:text-properties style:font-name="FreeSans"/>
    </style:style>
    <style:style style:name="P172" style:parent-style-name="Standard" style:family="paragraph">
      <style:paragraph-properties fo:text-align="justify" fo:line-height="115%"/>
      <style:text-properties style:font-name="FreeSans"/>
    </style:style>
    <style:style style:name="P173" style:parent-style-name="Standard" style:family="paragraph">
      <style:paragraph-properties fo:text-align="justify" fo:line-height="115%"/>
      <style:text-properties style:font-name="FreeSans"/>
    </style:style>
    <style:style style:name="P174" style:parent-style-name="Standard" style:family="paragraph">
      <style:paragraph-properties fo:text-align="justify" fo:line-height="115%"/>
      <style:text-properties style:font-name="FreeSans"/>
    </style:style>
    <style:style style:name="P175" style:parent-style-name="Standard" style:family="paragraph">
      <style:paragraph-properties fo:text-align="justify" fo:line-height="115%"/>
      <style:text-properties style:font-name="FreeSans"/>
    </style:style>
    <style:style style:name="P176" style:parent-style-name="Standard" style:family="paragraph">
      <style:paragraph-properties fo:text-align="justify" fo:line-height="115%"/>
      <style:text-properties style:font-name="FreeSans"/>
    </style:style>
    <style:style style:name="P177" style:parent-style-name="Standard" style:family="paragraph">
      <style:paragraph-properties fo:text-align="justify" fo:line-height="115%"/>
      <style:text-properties style:font-name="FreeSans"/>
    </style:style>
    <style:style style:name="P178" style:parent-style-name="Standard" style:family="paragraph">
      <style:paragraph-properties fo:text-align="justify" fo:line-height="115%"/>
      <style:text-properties style:font-name="FreeSans"/>
    </style:style>
  </office:automatic-styles>
  <office:body>
    <office:text text:use-soft-page-breaks="true">
      <text:p text:style-name="P1">Annotations for transcribed files (ELAN) – UPDATE 07 AUGUST 2025</text:p>
      <text:p text:style-name="P2"><text:span text:style-name="T3"> </text:span><text:span text:style-name="T4">*Updated part is marked in yellow</text:span></text:p>
      <text:p text:style-name="P5"><text:span text:style-name="T6">We are using<text:s/></text:span><text:span text:style-name="T7">ELAN7.0</text:span><text:span text:style-name="T8"><text:s/>to transcribe art therapy videos<text:s/></text:span><text:span text:style-name="T9">(.mkv; which must be renamed as .mp4 to be recognized by ELAN7.0)</text:span><text:span text:style-name="T10"><text:s/>into a code with time stamps. The final file (.txt) has timestamps associated with an actor (child, therapist, intern, ...) and an activity (position, attention, interaction). There are two types of videos: individual sessions (type 1) and group sessions (type 2).</text:span></text:p>
      <text:p text:style-name="P11"/>
      <text:p text:style-name="P12">Individual sessions (type 1) have two actors: one child and one adult. The child will be labeled</text:p>
      <text:p text:style-name="P13">according to all three activities: position, attention, and interaction. We only transcribe “interaction” for the adult. The labels for type 1 are the following:</text:p>
      <text:p text:style-name="P14"/>
      <text:p text:style-name="P15"><text:span text:style-name="T16">Type 1:</text:span></text:p>
      <text:p text:style-name="P17"/>
      <text:p text:style-name="P18">CP (child position):</text:p>
      <text:p text:style-name="P19"><text:tab/>CST (standing, two feet on ground)</text:p>
      <text:p text:style-name="P20"><text:tab/>CHO (hovering, leaning over table, one foot on chair/ one on ground)</text:p>
      <text:p text:style-name="P21"><text:tab/>CSI (sitting)</text:p>
      <text:p text:style-name="P22"><text:tab/>CGO (child gone, left room, in box, etc.)</text:p>
      <text:p text:style-name="P23"><text:tab/>CLF (on floor - lying down)</text:p>
      <text:p text:style-name="P24">CRE (reaching, a partial rise from a seated position/ half-standing to extend the upper body and arm(s) to grasp objects)</text:p>
      <text:p text:style-name="P25"><text:span text:style-name="T26">CCR (crouch, knees are bent and the upper body is brought forward)</text:span></text:p>
      <text:p text:style-name="P27"/>
      <text:p text:style-name="P28">CA (child attention):</text:p>
      <text:p text:style-name="P29">        <text:tab/>AO (attention on objects: eg. Clay)</text:p>
      <text:p text:style-name="P30">        <text:tab/>AT (attention on therapists)</text:p>
      <text:p text:style-name="P31"/>
      <text:p text:style-name="P32">CAO (child attention on objects):</text:p>
      <text:p text:style-name="P33">        <text:tab/>AO (attention on objects: eg. Clay)</text:p>
      <text:p text:style-name="P34"/>
      <text:p text:style-name="P35">CAT (child attention on therapist):</text:p>
      <text:p text:style-name="P36"><text:span text:style-name="T37">        </text:span><text:span text:style-name="T38"><text:tab/>AT (attention on therapists)</text:span></text:p>
      <text:p text:style-name="P39"/>
      <text:p text:style-name="P40">CG (child gaze):</text:p>
      <text:p text:style-name="P41"><text:tab/>GO (gaze at objects: eg. Clay)</text:p>
      <text:p text:style-name="P42"><text:span text:style-name="T43"><text:tab/>GT (gaze at therapists)</text:span></text:p>
      <text:p text:style-name="P44"/>
      <text:p text:style-name="P45">CRE (creating):</text:p>
      <text:p text:style-name="P46"><text:tab/>T (therapist creating on their own)</text:p>
      <text:soft-page-break/>
      <text:p text:style-name="P47"><text:tab/>TC (child and therapist building/ creating together)</text:p>
      <text:p text:style-name="P48"><text:tab/>PL (child and therapist playing together)</text:p>
      <text:p text:style-name="P49"/>
      <text:p text:style-name="P50">CI (child interaction):</text:p>
      <text:p text:style-name="P51"><text:tab/>T (interacting with therapist verbally and physically)</text:p>
      <text:p text:style-name="P52"><text:tab/>T_V (interacting with therapist only verbally without eye contact or physical interaction)</text:p>
      <text:p text:style-name="P53"><text:span text:style-name="T54">T_P (interacting with therapist only physically, like touch, handing over objects, playing the same objects, pointing, without speaking)</text:span></text:p>
      <text:p text:style-name="P55"/>
      <text:p text:style-name="P56">TI (therapist interaction):</text:p>
      <text:p text:style-name="P57"><text:tab/>C (interacting with child)</text:p>
      <text:p text:style-name="P58"/>
      <text:p text:style-name="P59">JA (joint eye contact) :</text:p>
      <text:p text:style-name="P60"><text:tab/>TC (yes there is joint eye contact between therapist and child)</text:p>
      <text:p text:style-name="P61"/>
      <text:p text:style-name="P62">TP (therapist position):</text:p>
      <text:p text:style-name="P63"><text:tab/>TST (standing, two feet on ground)</text:p>
      <text:p text:style-name="P64"><text:tab/>THO (hovering, leaning over table, one foot on chair/ one on ground)</text:p>
      <text:p text:style-name="P65"><text:tab/>TSI (sitting)</text:p>
      <text:p text:style-name="P66"><text:tab/>TGO (child gone, left room, in box, etc.)</text:p>
      <text:p text:style-name="P67"><text:tab/>TLF(on floor - lying down)</text:p>
      <text:p text:style-name="P68">TRE (reaching, a partial rise from a seated position/ half-standing to extend the upper body and arm(s) to grasp objects)</text:p>
      <text:p text:style-name="P69"><text:span text:style-name="T70">TCR (crouch, knees are bent and the upper body is brought forward)</text:span></text:p>
      <text:p text:style-name="P71"/>
      <text:p text:style-name="P72">CV (child voice)</text:p>
      <text:p text:style-name="P73"><text:tab/>CS (the child is speaking)<text:line-break/><text:tab/>CNS (the child is making non-speech sounds)</text:p>
      <text:p text:style-name="P74"/>
      <text:p text:style-name="P75">TV (therapist voice)</text:p>
      <text:p text:style-name="P76"><text:tab/>TS (the therapist is speaking)<text:line-break/><text:tab/>TNS (the therapist is making non-speech sounds)</text:p>
      <text:p text:style-name="P77"/>
      <text:p text:style-name="P78">CI (child interaction): T (interacting with therapist, or adult)</text:p>
      <text:p text:style-name="P79">TI (therapist interaction): C (interacting with child)</text:p>
      <text:p text:style-name="P80"/>
      <text:p text:style-name="P81"><text:span text:style-name="T82">As a general rule, all of these actions must last more than a second to be annotated.</text:span></text:p>
      <text:p text:style-name="P83">*Short period of JA-TC, CG-GO or CG-GT is annotated.<text:s/></text:p>
      <text:p text:style-name="P84"/>
      <text:p text:style-name="P85"><text:span text:style-name="T86">Type 2 :</text:span></text:p>
      <text:soft-page-break/>
      <text:p text:style-name="P87">Group sessions – X for individual number – Z number other than child (therapist/ child, etc.)</text:p>
      <text:p text:style-name="P88"/>
      <text:p text:style-name="P89">cX_CP (child position):</text:p>
      <text:p text:style-name="P90"><text:tab/>CST (standing, two feet on ground)</text:p>
      <text:p text:style-name="P91"><text:tab/>CHO (hovering, leaning over table, one foot on chair/ one on ground)</text:p>
      <text:p text:style-name="P92"><text:tab/>CSI (sitting)</text:p>
      <text:p text:style-name="P93"><text:tab/>CGO (child gone, left room, in box, etc.)</text:p>
      <text:p text:style-name="P94"><text:tab/>CLF(on floor - lying down)</text:p>
      <text:p text:style-name="P95">CRE (reaching, a partial rise from a seated position/ half-standing to extend the upper body and arm(s) to grasp objects)</text:p>
      <text:p text:style-name="P96"><text:span text:style-name="T97">CCR (crouch, knees are bent and the upper body is brought forward)</text:span></text:p>
      <text:p text:style-name="P98"/>
      <text:p text:style-name="P99">cX_CA (child attention):</text:p>
      <text:p text:style-name="P100"><text:tab/>AO (attention on object: eg. Clay)</text:p>
      <text:p text:style-name="P101"><text:tab/>AT_Z (attention on therapist X)</text:p>
      <text:p text:style-name="P102"><text:tab/>AC_Z (attention on child X)</text:p>
      <text:p text:style-name="P103"/>
      <text:p text:style-name="P104">cX_CAO (child attention on object):</text:p>
      <text:p text:style-name="P105"><text:tab/>AO (attention on object: eg. Clay)</text:p>
      <text:p text:style-name="P106"/>
      <text:p text:style-name="P107">cX_CAT (child attention on therapist):</text:p>
      <text:p text:style-name="P108"><text:tab/>AT_Z (attention on therapist X)</text:p>
      <text:p text:style-name="P109"/>
      <text:p text:style-name="P110">cX_CAC (child attention on child):</text:p>
      <text:p text:style-name="P111"><text:span text:style-name="T112"><text:tab/>AC_Z (attention on child X)</text:span></text:p>
      <text:p text:style-name="P113"/>
      <text:p text:style-name="P114"><text:span text:style-name="T115">cX_CG (child gaze):</text:span></text:p>
      <text:p text:style-name="P116"><text:tab/>GO (gaze at objects: eg. Clay)</text:p>
      <text:p text:style-name="P117"><text:span text:style-name="T118"><text:tab/>GT_Z (gaze at therapist X)</text:span></text:p>
      <text:p text:style-name="P119"><text:span text:style-name="T120"><text:tab/>GC_Z (gaze at child X)</text:span></text:p>
      <text:p text:style-name="P121"/>
      <text:p text:style-name="P122"/>
      <text:p text:style-name="P123">cX_CI (child interaction):</text:p>
      <text:p text:style-name="P124"><text:span text:style-name="T125"><text:tab/>T_Z (interacting with therapist X verbally and physically)</text:span></text:p>
      <text:p text:style-name="P126"><text:span text:style-name="T127"><text:tab/>T_V_Z (interacting with therapist X only verbally without eye contact or physical interaction)</text:span></text:p>
      <text:p text:style-name="P128"><text:span text:style-name="T129">T_P</text:span><text:span text:style-name="T130">_Z</text:span><text:span text:style-name="T131"><text:s/>(interacting with therapist<text:s/></text:span><text:span text:style-name="T132">X</text:span><text:span text:style-name="T133"><text:s/>only physically, like touch, handing over objects, playing the same objects, pointing, without speaking)</text:span></text:p>
      <text:p text:style-name="P134"><text:span text:style-name="T135"><text:tab/>C_Z (interacting with child X verbally and physically)</text:span></text:p>
      <text:p text:style-name="P136"><text:span text:style-name="T137"><text:tab/>C_V_Z (interacting with therapist X only verbally without eye contact or physical interaction)</text:span></text:p>
      <text:soft-page-break/>
      <text:p text:style-name="P138"><text:span text:style-name="T139">C_P</text:span><text:span text:style-name="T140">_Z</text:span><text:span text:style-name="T141"><text:s/>(interacting with therapist<text:s/></text:span><text:span text:style-name="T142">X</text:span><text:span text:style-name="T143"><text:s/>only physically, like touch, handing over objects, playing the same objects, pointing, without speaking)</text:span></text:p>
      <text:p text:style-name="P144"/>
      <text:p text:style-name="P145"/>
      <text:p text:style-name="P146">c17_CRE (creating):</text:p>
      <text:p text:style-name="P147"><text:tab/>TC_TZ (child and therapist building/ creating together)</text:p>
      <text:p text:style-name="P148"><text:tab/>PL_TZ <text:s/>(child and therapist playing together)</text:p>
      <text:p text:style-name="P149"/>
      <text:p text:style-name="P150">cX_JA (joint eye contact) :</text:p>
      <text:p text:style-name="P151"><text:tab/>T_Z (yes there is joint eye contact between therapist and child)</text:p>
      <text:p text:style-name="P152"/>
      <text:p text:style-name="P153">tX_TP (therapist position):</text:p>
      <text:p text:style-name="P154"><text:tab/>TST (standing, two feet on ground)</text:p>
      <text:p text:style-name="P155"><text:tab/>THO (hovering, leaning over table, one foot on chair/ one on ground)</text:p>
      <text:p text:style-name="P156"><text:tab/>TSI (sitting)</text:p>
      <text:p text:style-name="P157"><text:tab/>TGO (child gone, left room, in box, etc.)</text:p>
      <text:p text:style-name="P158"><text:tab/>TLF(on floor - lying down)</text:p>
      <text:p text:style-name="P159">TRE (reaching, a partial rise from a seated position/ half-standing to extend the upper body and arm(s) to grasp objects)</text:p>
      <text:p text:style-name="P160"><text:span text:style-name="T161">TCR (crouch, knees are bent and the upper body is brought forward)</text:span></text:p>
      <text:p text:style-name="P162"/>
      <text:p text:style-name="P163">tX_TI (therapist interaction):</text:p>
      <text:p text:style-name="P164"><text:tab/>C_Z (interacting with child)</text:p>
      <text:p text:style-name="P165"/>
      <text:p text:style-name="P166">tX_CRE (creating):</text:p>
      <text:p text:style-name="P167"><text:tab/>T (therapist creating on their own)</text:p>
      <text:p text:style-name="P168"><text:tab/>TC (child and therapist building/ creating together)</text:p>
      <text:p text:style-name="P169"><text:tab/>PL (child and therapist playing together)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FreeSans" svg:font-family="Free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n Bei-Xuan</dc:creator>
    <meta:creation-date>2025-08-06T10:12:00Z</meta:creation-date>
    <dc:date>2025-08-07T14:54:00Z</dc:date>
    <meta:template xlink:href="Normal.dotm" xlink:type="simple"/>
    <meta:editing-cycles>21</meta:editing-cycles>
    <meta:editing-duration>PT12780S</meta:editing-duration>
    <meta:document-statistic meta:page-count="4" meta:paragraph-count="10" meta:word-count="829" meta:character-count="5381" meta:row-count="38" meta:non-whitespace-character-count="4562"/>
  </office:meta>
</office:document-meta>
</file>